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13.73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c6ebd9" fo:padding="0.265cm" fo:border="0.05pt solid #5fb962">
        <style:background-image/>
      </style:table-cell-properties>
    </style:style>
    <style:style style:name="Table1.A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1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3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4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5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6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7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8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29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0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1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A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Table1.B32" style:family="table-cell">
      <style:table-cell-properties style:vertical-align="middle" fo:padding-left="0.265cm" fo:padding-right="0.265cm" fo:padding-top="0.37cm" fo:padding-bottom="0.37cm" fo:border="0.05pt solid #5fb962"/>
    </style:style>
    <style:style style:name="P1" style:family="paragraph" style:parent-style-name="Text_20_body">
      <style:text-properties officeooo:rsid="001d6b73" officeooo:paragraph-rsid="001d6b73"/>
    </style:style>
    <style:style style:name="P2" style:family="paragraph" style:parent-style-name="Text_20_body">
      <style:text-properties fo:font-weight="bold" officeooo:paragraph-rsid="00246fea" style:font-weight-asian="bold" style:font-weight-complex="bold"/>
    </style:style>
    <style:style style:name="P3" style:family="paragraph" style:parent-style-name="Text_20_body">
      <style:text-properties officeooo:rsid="001e45ec" officeooo:paragraph-rsid="001e45ec"/>
    </style:style>
    <style:style style:name="P4" style:family="paragraph" style:parent-style-name="Text_20_body">
      <style:text-properties officeooo:rsid="00201ed6" officeooo:paragraph-rsid="00201ed6"/>
    </style:style>
    <style:style style:name="P5" style:family="paragraph" style:parent-style-name="Text_20_body">
      <style:text-properties officeooo:rsid="00212200" officeooo:paragraph-rsid="00212200"/>
    </style:style>
    <style:style style:name="P6" style:family="paragraph" style:parent-style-name="Text_20_body">
      <style:text-properties officeooo:rsid="00220064" officeooo:paragraph-rsid="00220064"/>
    </style:style>
    <style:style style:name="P7" style:family="paragraph" style:parent-style-name="Text_20_body">
      <style:paragraph-properties fo:text-align="center" style:justify-single-word="false"/>
      <style:text-properties fo:color="#ff0000" fo:font-size="15pt" fo:font-weight="bold" officeooo:rsid="001d6b73" officeooo:paragraph-rsid="001d6b73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800080" fo:font-size="14pt" fo:font-weight="bold" officeooo:rsid="00212200" officeooo:paragraph-rsid="00212200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246fea"/>
    </style:style>
    <style:style style:name="P10" style:family="paragraph" style:parent-style-name="Text_20_body">
      <style:text-properties fo:color="#3465a4" officeooo:rsid="001e45ec" officeooo:paragraph-rsid="001e45ec"/>
    </style:style>
    <style:style style:name="P11" style:family="paragraph" style:parent-style-name="Text_20_body">
      <style:text-properties fo:color="#3465a4" fo:font-size="10pt" officeooo:rsid="001d6b73" officeooo:paragraph-rsid="001d6b73" style:font-size-asian="10pt" style:font-size-complex="10pt"/>
    </style:style>
    <style:style style:name="P12" style:family="paragraph" style:parent-style-name="Text_20_body">
      <style:text-properties fo:font-size="10pt" officeooo:rsid="001d6b73" officeooo:paragraph-rsid="001d6b73" style:font-size-asian="10pt" style:font-size-complex="10pt"/>
    </style:style>
    <style:style style:name="P13" style:family="paragraph" style:parent-style-name="Text_20_body">
      <style:text-properties style:use-window-font-color="true" officeooo:rsid="00220064" officeooo:paragraph-rsid="00220064"/>
    </style:style>
    <style:style style:name="P14" style:family="paragraph" style:parent-style-name="Text_20_body">
      <style:text-properties style:use-window-font-color="true" officeooo:rsid="00220064" officeooo:paragraph-rsid="002b38ef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normal" fo:background-color="#ffff00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top="0cm" fo:margin-bottom="0cm" loext:contextual-spacing="false" style:line-spacing="0.499cm" fo:text-align="start" style:justify-single-word="false"/>
      <style:text-properties fo:font-size="8pt" fo:font-weight="normal" style:font-size-asian="8pt" style:font-size-complex="8pt"/>
    </style:style>
    <style:style style:name="P19" style:family="paragraph" style:parent-style-name="Table_20_Heading">
      <style:paragraph-properties fo:margin-left="0cm" fo:margin-right="0cm" fo:margin-top="0cm" fo:margin-bottom="0cm" loext:contextual-spacing="false" style:line-spacing="0.499cm" fo:text-align="start" style:justify-single-word="false" fo:text-indent="0cm" style:auto-text-indent="false"/>
      <style:text-properties fo:font-size="8pt" fo:font-weight="bold" style:font-size-asian="8pt" style:font-size-complex="8pt"/>
    </style:style>
    <style:style style:name="P20" style:family="paragraph" style:parent-style-name="Text_20_body">
      <style:text-properties fo:color="#00a933" fo:font-size="10pt" officeooo:rsid="001d6b73" officeooo:paragraph-rsid="001d6b73" style:font-size-asian="10pt" style:font-size-complex="10pt"/>
    </style:style>
    <style:style style:name="P21" style:family="paragraph" style:parent-style-name="Text_20_body">
      <style:text-properties fo:color="#00a933" officeooo:rsid="001e45ec" officeooo:paragraph-rsid="001e45ec"/>
    </style:style>
    <style:style style:name="P22" style:family="paragraph" style:parent-style-name="Text_20_body">
      <style:text-properties fo:color="#00a933" officeooo:rsid="00201ed6" officeooo:paragraph-rsid="00201ed6"/>
    </style:style>
    <style:style style:name="P23" style:family="paragraph" style:parent-style-name="Text_20_body">
      <style:text-properties fo:color="#00a933" officeooo:rsid="00212200" officeooo:paragraph-rsid="00212200"/>
    </style:style>
    <style:style style:name="P24" style:family="paragraph" style:parent-style-name="Text_20_body">
      <style:text-properties fo:color="#00a933" officeooo:rsid="00220064" officeooo:paragraph-rsid="00220064"/>
    </style:style>
    <style:style style:name="P25" style:family="paragraph" style:parent-style-name="Text_20_body">
      <style:paragraph-properties fo:line-height="100%" fo:text-align="start" style:justify-single-word="false"/>
      <style:text-properties fo:color="#00a933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use-window-font-color="true" officeooo:rsid="00220064" officeooo:paragraph-rsid="00220064" fo:background-color="#ffff00"/>
    </style:style>
    <style:style style:name="P27" style:family="paragraph" style:parent-style-name="Text_20_body">
      <style:text-properties style:use-window-font-color="true" officeooo:rsid="00220064" officeooo:paragraph-rsid="00220064"/>
    </style:style>
    <style:style style:name="P28" style:family="paragraph" style:parent-style-name="Text_20_body">
      <style:text-properties style:use-window-font-color="true" officeooo:rsid="00220064" officeooo:paragraph-rsid="002e3711"/>
    </style:style>
    <style:style style:name="P29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2f14b8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15642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484e7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style:use-window-font-color="true" fo:font-size="12pt" fo:font-weight="normal" officeooo:rsid="002f14b8" officeooo:paragraph-rsid="0035d250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2f14b8" officeooo:paragraph-rsid="00315642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00%" fo:text-align="start" style:justify-single-word="false"/>
      <style:text-properties fo:color="#355269" fo:font-size="12pt" fo:font-weight="bold" officeooo:rsid="002f14b8" officeooo:paragraph-rsid="003484e7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text-properties fo:color="#3465a4" officeooo:rsid="001e45ec" officeooo:paragraph-rsid="001e45ec"/>
    </style:style>
    <style:style style:name="P36" style:family="paragraph" style:parent-style-name="Text_20_body">
      <style:text-properties fo:color="#3465a4" fo:font-weight="bold" officeooo:rsid="0028869e" officeooo:paragraph-rsid="0028869e" style:font-weight-asian="bold" style:font-weight-complex="bold"/>
    </style:style>
    <style:style style:name="P37" style:family="paragraph" style:parent-style-name="Text_20_body">
      <style:text-properties fo:color="#3465a4" fo:font-weight="bold" officeooo:rsid="002e3711" officeooo:paragraph-rsid="002e3711" style:font-weight-asian="bold" style:font-weight-complex="bold"/>
    </style:style>
    <style:style style:name="P38" style:family="paragraph" style:parent-style-name="Text_20_body">
      <style:paragraph-properties style:line-spacing="0.499cm" fo:text-align="center" style:justify-single-word="false"/>
      <style:text-properties fo:color="#3465a4" fo:font-size="12pt" fo:font-weight="bold" officeooo:rsid="002f14b8" officeooo:paragraph-rsid="002f14b8" fo:background-color="#ffff00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00%" fo:text-align="start" style:justify-single-word="false"/>
      <style:text-properties fo:color="#3465a4" fo:font-size="12pt" fo:font-weight="bold" officeooo:rsid="00315642" officeooo:paragraph-rsid="00315642" fo:background-color="transparent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6b73" style:font-size-asian="12pt" style:font-size-complex="12pt"/>
    </style:style>
    <style:style style:name="T4" style:family="text">
      <style:text-properties officeooo:rsid="00201ed6"/>
    </style:style>
    <style:style style:name="T5" style:family="text">
      <style:text-properties officeooo:rsid="0022006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80ce7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fbdf9" fo:background-color="#ffff00" loext:char-shading-value="0"/>
    </style:style>
    <style:style style:name="T10" style:family="text">
      <style:text-properties fo:color="#800080" fo:font-size="14pt" officeooo:rsid="00212200" style:font-size-asian="14pt" style:font-size-complex="14pt"/>
    </style:style>
    <style:style style:name="T11" style:family="text">
      <style:text-properties fo:color="#800080" fo:font-size="14pt" officeooo:rsid="001d6b73" style:font-size-asian="14pt" style:font-size-complex="14pt"/>
    </style:style>
    <style:style style:name="T12" style:family="text">
      <style:text-properties officeooo:rsid="0026d27f"/>
    </style:style>
    <style:style style:name="T13" style:family="text">
      <style:text-properties officeooo:rsid="0026f9f3"/>
    </style:style>
    <style:style style:name="T14" style:family="text">
      <style:text-properties officeooo:rsid="00280ce7"/>
    </style:style>
    <style:style style:name="T15" style:family="text">
      <style:text-properties fo:color="#00a933"/>
    </style:style>
    <style:style style:name="T16" style:family="text">
      <style:text-properties fo:color="#00a933" fo:background-color="#ffff00" loext:char-shading-value="0"/>
    </style:style>
    <style:style style:name="T17" style:family="text">
      <style:text-properties fo:color="#00a933" fo:background-color="#ffff00" loext:char-shading-value="0"/>
    </style:style>
    <style:style style:name="T18" style:family="text">
      <style:text-properties fo:color="#00a933" officeooo:rsid="002e3711" fo:background-color="#ffff00" loext:char-shading-value="0"/>
    </style:style>
    <style:style style:name="T19" style:family="text">
      <style:text-properties style:use-window-font-color="true"/>
    </style:style>
    <style:style style:name="T20" style:family="text">
      <style:text-properties officeooo:rsid="002bb20b"/>
    </style:style>
    <style:style style:name="T21" style:family="text">
      <style:text-properties fo:font-size="8pt" fo:font-weight="normal" style:font-size-asian="8pt" style:font-size-complex="8pt"/>
    </style:style>
    <style:style style:name="T22" style:family="text">
      <style:text-properties fo:font-size="8pt" fo:font-weight="normal" style:font-size-asian="8pt" style:font-size-complex="8pt" loext:padding="0cm" loext:border="none"/>
    </style:style>
    <style:style style:name="T23" style:family="text">
      <style:text-properties fo:font-size="8pt" fo:font-weight="normal" fo:background-color="#ffff00" loext:char-shading-value="0" style:font-size-asian="8pt" style:font-size-complex="8pt" loext:padding="0cm" loext:border="none"/>
    </style:style>
    <style:style style:name="T24" style:family="text">
      <style:text-properties officeooo:rsid="00315642"/>
    </style:style>
    <style:style style:name="T25" style:family="text">
      <style:text-properties style:text-position="super 58%" officeooo:rsid="00315642"/>
    </style:style>
    <style:style style:name="T26" style:family="text">
      <style:text-properties style:text-position="0% 100%"/>
    </style:style>
    <style:style style:name="T27" style:family="text">
      <style:text-properties officeooo:rsid="003484e7"/>
    </style:style>
    <style:style style:name="T28" style:family="text">
      <style:text-properties fo:color="#355269"/>
    </style:style>
    <style:style style:name="T29" style:family="text">
      <style:text-properties fo:color="#355269" officeooo:rsid="003484e7"/>
    </style:style>
    <style:style style:name="T30" style:family="text">
      <style:text-properties officeooo:rsid="0035d2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y 8: Pattern Matching and RegEx</text:p>
      <text:p text:style-name="P2"><text:span text:style-name="T10">1. </text:span><text:span text:style-name="T11">Pattern Matching:</text:span></text:p>
      <text:p text:style-name="P9"><text:span text:style-name="T11"><text:tab/><text:tab/> <text:s text:c="3"/>:</text:span><text:span text:style-name="T3">matches sequence of data</text:span></text:p>
      <text:p text:style-name="P1"><text:span text:style-name="T2"><text:tab/><text:tab/> <text:s text:c="3"/>: similar to switch-case but used in lot complex problems</text:span><text:span text:style-name="T1">.</text:span></text:p>
      <text:p text:style-name="P12">Syntax Case =&gt;</text:p>
      <text:p text:style-name="P11">Example 1: simple pattern matching.</text:p>
      <text:p text:style-name="P12">scala&gt; <text:span text:style-name="T15">def MatchPattern(x: Int) = x match {</text:span></text:p>
      <text:p text:style-name="P20"><text:s text:c="5"/>| case 1 =&gt; "One"</text:p>
      <text:p text:style-name="P20"><text:s text:c="5"/>| case 2 =&gt; "Two"</text:p>
      <text:p text:style-name="P20"><text:s text:c="5"/>| case _ =&gt; "NOne of the above"</text:p>
      <text:p text:style-name="P20"><text:s text:c="5"/>| }</text:p>
      <text:p text:style-name="P12">def MatchPattern(x: Int): String</text:p>
      <text:p text:style-name="P12"><text:s text:c="80"/></text:p>
      <text:p text:style-name="P12">scala&gt; <text:span text:style-name="T15">println(MatchPattern(2))</text:span></text:p>
      <text:p text:style-name="P12">Two</text:p>
      <text:p text:style-name="P12"><text:s text:c="80"/></text:p>
      <text:p text:style-name="P12">scala&gt; <text:span text:style-name="T15">println(MatchPattern(1))</text:span></text:p>
      <text:p text:style-name="P12">One</text:p>
      <text:p text:style-name="P12"><text:s text:c="80"/></text:p>
      <text:p text:style-name="P12">scala&gt; <text:span text:style-name="T15">println(MatchPattern(12))</text:span></text:p>
      <text:p text:style-name="P12">NOne of the above</text:p>
      <text:p text:style-name="P10">Example 2: Any datatype for input parameter and output parameter</text:p>
      <text:p text:style-name="P3">scala&gt; <text:span text:style-name="T15">def MathcPattern(x: Any) = x match {</text:span></text:p>
      <text:p text:style-name="P21"><text:s text:c="5"/>| case 1 =&gt; "ONE"</text:p>
      <text:p text:style-name="P21"><text:s text:c="5"/>| case 2 =&gt; "TWO"</text:p>
      <text:p text:style-name="P21"><text:s text:c="5"/>| case "Three" =&gt; 3</text:p>
      <text:p text:style-name="P21"><text:s text:c="5"/>| case "Four" =&gt; 4</text:p>
      <text:p text:style-name="P21"><text:s text:c="5"/>| case _ =&gt; "NOne of the Above"</text:p>
      <text:p text:style-name="P21"><text:s text:c="5"/>| }</text:p>
      <text:p text:style-name="P3">def MathcPattern(x: Any): Matchable</text:p>
      <text:p text:style-name="P3"/>
      <text:p text:style-name="P3">scala&gt; <text:span text:style-name="T15">MathcPattern(1)</text:span></text:p>
      <text:p text:style-name="P3">val res3: Matchable = ONE</text:p>
      <text:p text:style-name="P3"><text:soft-page-break/><text:s text:c="80"/></text:p>
      <text:p text:style-name="P3">scala&gt; <text:span text:style-name="T15">MathcPattern(2)</text:span></text:p>
      <text:p text:style-name="P3">val res4: Matchable = TWO</text:p>
      <text:p text:style-name="P3"><text:s text:c="80"/></text:p>
      <text:p text:style-name="P3">scala&gt; <text:span text:style-name="T15">MathcPattern("Three")</text:span></text:p>
      <text:p text:style-name="P3">val res5: Matchable = 3</text:p>
      <text:p text:style-name="P3"><text:s text:c="80"/></text:p>
      <text:p text:style-name="P3">scala&gt; <text:span text:style-name="T15">MathcPattern("Threeeee")</text:span></text:p>
      <text:p text:style-name="P3">val res6: Matchable = NOne of the Above</text:p>
      <text:p text:style-name="P3"><text:s text:c="9"/></text:p>
      <text:p text:style-name="P10">Example 3: <text:span text:style-name="T4">using case class</text:span></text:p>
      <text:p text:style-name="P3">- <text:span text:style-name="T4">default for arguments/aprameter is val(immutable)</text:span></text:p>
      <text:p text:style-name="P4">- it generate some funcitions/methods automatically when you <text:s/>define class as a case class. It incldes methods like euqlas, hashdcode, tostirng</text:p>
      <text:p text:style-name="P4"/>
      <text:p text:style-name="P4">scala&gt; <text:s/><text:span text:style-name="T15">case class Car(name: String, cost: Int)</text:span></text:p>
      <text:p text:style-name="P4">// defined case class Car</text:p>
      <text:p text:style-name="P4"><text:s text:c="80"/></text:p>
      <text:p text:style-name="P4">scala&gt; <text:span text:style-name="T15">val mercedes = Car("Mercedes", 7000000)</text:span></text:p>
      <text:p text:style-name="P4">val mercedes: Car = Car(Mercedes,7000000)</text:p>
      <text:p text:style-name="P4"><text:s text:c="117"/></text:p>
      <text:p text:style-name="P4">scala&gt; <text:span text:style-name="T15">val bmw = Car("BMW", 6000000)</text:span></text:p>
      <text:p text:style-name="P4">val bmw: Car = Car(BMW,6000000)</text:p>
      <text:p text:style-name="P4"><text:s text:c="80"/></text:p>
      <text:p text:style-name="P4">scala&gt; <text:span text:style-name="T15">val jaguar = Car("Jaguar", 10000000)</text:span></text:p>
      <text:p text:style-name="P4">val jaguar: Car = Car(Jaguar,10000000)</text:p>
      <text:p text:style-name="P4"><text:s text:c="80"/></text:p>
      <text:p text:style-name="P4">scala&gt; <text:span text:style-name="T15">for (car &lt;- List(mercedes, bmw, jaguar)){</text:span></text:p>
      <text:p text:style-name="P22"><text:s text:c="5"/>| car match {</text:p>
      <text:p text:style-name="P22"><text:s text:c="5"/>| case Car("Mercedes", 7000000) =&gt; println("Car is Mercedes, Congrats")</text:p>
      <text:p text:style-name="P22"><text:s text:c="5"/>| case Car("BMW", 6000000) =&gt; println("Car is BMW")</text:p>
      <text:p text:style-name="P22"><text:s text:c="5"/>| case Car("Jaguar", 10000000) =&gt; println("car is jaguar")</text:p>
      <text:p text:style-name="P4"><text:soft-page-break/><text:s text:c="5"/>| }</text:p>
      <text:p text:style-name="P4"><text:s text:c="5"/>| }</text:p>
      <text:p text:style-name="P4">Car is Mercedes, Congrats</text:p>
      <text:p text:style-name="P4">Car is BMW</text:p>
      <text:p text:style-name="P4">car is jaguar</text:p>
      <text:p text:style-name="P4"><text:s text:c="77"/></text:p>
      <text:p text:style-name="P4">scala&gt; <text:span text:style-name="T15">for (car &lt;- List(mercedes, bmw, jaguar)){</text:span></text:p>
      <text:p text:style-name="P22"><text:s text:c="5"/>| car match{</text:p>
      <text:p text:style-name="P22"><text:s text:c="5"/>| <text:s text:c="5"/>case Car(name,cost) =&gt; println(s"Car is $name and cost is $cost")</text:p>
      <text:p text:style-name="P22"><text:s text:c="5"/>| <text:s text:c="5"/>}</text:p>
      <text:p text:style-name="P22"><text:s text:c="5"/>| }</text:p>
      <text:p text:style-name="P4">Car is Mercedes and cost is 7000000</text:p>
      <text:p text:style-name="P4">Car is BMW and cost is 6000000</text:p>
      <text:p text:style-name="P4">Car is Jaguar and cost is 10000000</text:p>
      <text:p text:style-name="P4"/>
      <text:p text:style-name="P8">2. Regular Expression:</text:p>
      <text:p text:style-name="P5">Regular expression in scalla is adapted from Java. Java regular expression is also adopted from Perl.</text:p>
      <text:p text:style-name="P5">- import scala.util.matching.Regex</text:p>
      <text:p text:style-name="P5">- you’ve to create an object of class Regex</text:p>
      <text:p text:style-name="P5"/>
      <text:p text:style-name="P23">val Pattern <text:span text:style-name="T12">=</text:span> new Regex<text:span text:style-name="T5">(“Whatever you want ot match”)</text:span></text:p>
      <text:p text:style-name="P26">or</text:p>
      <text:p text:style-name="P24">val Pattern = “Whatever you want to match”<text:span text:style-name="T6">.r</text:span></text:p>
      <text:p text:style-name="P6">r – is a method/fn that is defined in Regex class and it does nothing but calls the constructor</text:p>
      <text:p text:style-name="P6">Ex:</text:p>
      <text:p text:style-name="P24"><text:span text:style-name="T19">scala&gt;</text:span> import scala.util.matching.Regex</text:p>
      <text:p text:style-name="P6"><text:s text:c="80"/></text:p>
      <text:p text:style-name="P6">scala&gt; <text:span text:style-name="T15">val pattern = new Regex("Hello")</text:span></text:p>
      <text:p text:style-name="P6">val pattern: scala.util.matching.Regex = Hello</text:p>
      <text:p text:style-name="P6"><text:s text:c="80"/></text:p>
      <text:p text:style-name="P6">scala&gt; <text:span text:style-name="T15">val stringToFind = "Hello HOw are you? Hello again"</text:span></text:p>
      <text:p text:style-name="P6">val stringToFind: String = Hello HOw are you? Hello again</text:p>
      <text:p text:style-name="P6"><text:soft-page-break/><text:s text:c="80"/></text:p>
      <text:p text:style-name="P6">scala&gt; <text:span text:style-name="T15">pattern findFirstIn stringToFind</text:span></text:p>
      <text:p text:style-name="P6">val res0: Option[String] = Some(Hello)</text:p>
      <text:p text:style-name="P6"><text:s text:c="159"/></text:p>
      <text:p text:style-name="P6">scala&gt; <text:span text:style-name="T15">(pattern findAllIn stringToFind).mkString(", ")</text:span></text:p>
      <text:p text:style-name="P6">val res1: String = Hello, Hello</text:p>
      <text:p text:style-name="P6"><text:s text:c="30"/></text:p>
      <text:p text:style-name="P6">scala&gt; <text:span text:style-name="T15">val pattern = "Hello".r <text:s/></text:span><text:s/><text:span text:style-name="T8">// </text:span><text:span text:style-name="T7">instead of new Regex</text:span></text:p>
      <text:p text:style-name="P6">val pattern: scala.util.matching.Regex = Hello</text:p>
      <text:p text:style-name="P6"><text:s text:c="80"/></text:p>
      <text:p text:style-name="P6">scala&gt; <text:span text:style-name="T15">val stringToFind = "Hello HOw are you? Hello again"</text:span></text:p>
      <text:p text:style-name="P6">val stringToFind: String = Hello HOw are you? Hello again</text:p>
      <text:p text:style-name="P6"><text:s text:c="80"/></text:p>
      <text:p text:style-name="P6">scala&gt; <text:span text:style-name="T15">pattern findFirstIn stringToFind</text:span></text:p>
      <text:p text:style-name="P6">val res0: Option[String] = Some(Hello)</text:p>
      <text:p text:style-name="P6"><text:s text:c="80"/></text:p>
      <text:p text:style-name="P6">scala&gt; <text:span text:style-name="T15">(pattern findAllIn stringToFind)</text:span><text:span text:style-name="T17">.mkString(", ")</text:span></text:p>
      <text:p text:style-name="P6">val res1: String = Hello, Hell<text:span text:style-name="T13">o</text:span> <text:s text:c="71"/></text:p>
      <text:p text:style-name="P6">scala&gt; <text:span text:style-name="T15">var stringToFind = "my Name is NIvas, I'm 24 years old <text:s/>and i study in MCA 4th semester"</text:span></text:p>
      <text:p text:style-name="P6">var stringToFind: String = my Name is NIvas, I'm 24 years old <text:s/>and i study in MCA 4th semester</text:p>
      <text:p text:style-name="P6"><text:s text:c="80"/></text:p>
      <text:p text:style-name="P6">scala&gt; <text:span text:style-name="T15">val pattern = </text:span><text:span text:style-name="T16">"[0-9]+".r</text:span><text:span text:style-name="T6"> </text:span><text:s text:c="3"/>//<text:span text:style-name="T13">to find </text:span><text:span text:style-name="T14">all the numbers in string</text:span></text:p>
      <text:p text:style-name="P6">val pattern: scala.util.matching.Regex = [0-9]+</text:p>
      <text:p text:style-name="P6"><text:s text:c="80"/></text:p>
      <text:p text:style-name="P6">scala&gt; (<text:span text:style-name="T15">pattern findAllIn stringToFind).mkString(", ")</text:span></text:p>
      <text:p text:style-name="P6">val res2: String = 24, 4</text:p>
      <text:p text:style-name="P6"><text:s text:c="72"/></text:p>
      <text:p text:style-name="P6">scala&gt; <text:span text:style-name="T15">(pattern findAllIn stringToFind).</text:span><text:span text:style-name="T16">toArray</text:span><text:span text:style-name="T15"> <text:s text:c="2"/></text:span>//<text:span text:style-name="T14">all pattern in an array</text:span></text:p>
      <text:p text:style-name="P6">val res3: Array[String] = Array(24, 4)</text:p>
      <text:p text:style-name="P6"><text:s text:c="80"/></text:p>
      <text:p text:style-name="P6">scala&gt; <text:span text:style-name="T15">val stringToFind = "Hello HOw are you? hello agian "</text:span></text:p>
      <text:p text:style-name="P6">val stringToFind: String = "Hello HOw are you? hello agian "</text:p>
      <text:p text:style-name="P6"><text:soft-page-break/><text:s text:c="80"/></text:p>
      <text:p text:style-name="P6">scala&gt; <text:span text:style-name="T15">val pattern = "</text:span><text:span text:style-name="T16">(H|h)ello".r</text:span><text:span text:style-name="T15"> </text:span>// <text:span text:style-name="T14">to match uppercase and lowercase both word. Fo</text:span><text:span text:style-name="T20">r</text:span><text:span text:style-name="T14"> both Hello and hello</text:span></text:p>
      <text:p text:style-name="P6">val pattern: scala.util.matching.Regex = (H|h)ello</text:p>
      <text:p text:style-name="P6"><text:s text:c="80"/></text:p>
      <text:p text:style-name="P6">scala&gt; <text:span text:style-name="T15">(pattern findAllIn stringToFind).</text:span><text:span text:style-name="T17">toArray</text:span></text:p>
      <text:p text:style-name="P6">val res4: Array[String] = Array(Hello, hello)</text:p>
      <text:p text:style-name="P6"><text:s text:c="80"/></text:p>
      <text:p text:style-name="P36">A. Using Regex with getorElse Function:</text:p>
      <text:p text:style-name="P13"><text:span text:style-name="T20">s</text:span>cala&gt; <text:span text:style-name="T15">val pattern = "(H|h)elloo".r</text:span></text:p>
      <text:p text:style-name="P13">val pattern: scala.util.matching.Regex = (H|h)elloo</text:p>
      <text:p text:style-name="P13"><text:s text:c="80"/></text:p>
      <text:p text:style-name="P13">scala&gt; <text:span text:style-name="T15">(pattern findAllIn stringToFind).toArray</text:span></text:p>
      <text:p text:style-name="P13">val res5: Array[String] = Array()</text:p>
      <text:p text:style-name="P13"><text:s text:c="80"/></text:p>
      <text:p text:style-name="P13">scala&gt; <text:span text:style-name="T15">val pattern = "helo".r</text:span></text:p>
      <text:p text:style-name="P13">val pattern: scala.util.matching.Regex = helo</text:p>
      <text:p text:style-name="P13"><text:s text:c="80"/></text:p>
      <text:p text:style-name="P13">scala&gt; <text:span text:style-name="T15">(pattern findAllIn stringToFind).toArray</text:span></text:p>
      <text:p text:style-name="P13">val res6: Array[String] = Array()</text:p>
      <text:p text:style-name="P13"><text:s text:c="155"/></text:p>
      <text:p text:style-name="P13">scala&gt; <text:span text:style-name="T15">val pattern = "hello".r</text:span></text:p>
      <text:p text:style-name="P13">val pattern: scala.util.matching.Regex = hello</text:p>
      <text:p text:style-name="P13"><text:s text:c="80"/></text:p>
      <text:p text:style-name="P13">scala&gt; <text:span text:style-name="T15">pattern findFirstIn stringToFind </text:span><text:span text:style-name="T17">getOrElse</text:span><text:span text:style-name="T15">("No Match Found")</text:span></text:p>
      <text:p text:style-name="P13">val res8: String = hello</text:p>
      <text:p text:style-name="P13"><text:s text:c="80"/></text:p>
      <text:p text:style-name="P13">scala&gt; <text:span text:style-name="T15">val pattern = "helloooooooooooooo".r</text:span></text:p>
      <text:p text:style-name="P13">val pattern: scala.util.matching.Regex = helloooooooooooooo</text:p>
      <text:p text:style-name="P13"><text:s text:c="80"/></text:p>
      <text:p text:style-name="P13">scala&gt; <text:span text:style-name="T15">pattern findFirstIn stringToFind </text:span><text:span text:style-name="T16">getOrElse("No Match Found")</text:span></text:p>
      <text:p text:style-name="P13">val res9: String = No Match Found</text:p>
      <text:p text:style-name="P13"><text:soft-page-break/><text:s text:c="80"/></text:p>
      <text:p text:style-name="P13">scala&gt; <text:span text:style-name="T15">val pattern = "(H|h)ello".r</text:span></text:p>
      <text:p text:style-name="P13">val pattern: scala.util.matching.Regex = (H|h)ello</text:p>
      <text:p text:style-name="P13"><text:s text:c="80"/></text:p>
      <text:p text:style-name="P13">scala&gt; <text:span text:style-name="T15">val stringToFind = "Hello HOw are you? hello agian "</text:span></text:p>
      <text:p text:style-name="P14">val stringToFind: String = "Hello HOw are you? hello agian "</text:p>
      <text:p text:style-name="P14"><text:s text:c="77"/></text:p>
      <text:p text:style-name="P28">scala&gt; <text:span text:style-name="T15">pattern findAllIn stringToFind </text:span><text:span text:style-name="T16">foreach(d =&gt; print(d</text:span><text:span text:style-name="T18"> + </text:span><text:span text:style-name="T16">" "))</text:span></text:p>
      <text:p text:style-name="P28">Hello hello <text:s text:c="76"/></text:p>
      <text:p text:style-name="P13"/>
      <text:p text:style-name="P37">Options for Regular expresseion forming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9">Subexpression</text:p>
            </table:table-cell>
            <table:table-cell table:style-name="Table1.A1" office:value-type="string">
              <text:p text:style-name="P19">Matches</text:p>
            </table:table-cell>
          </table:table-row>
        </table:table-header-rows>
        <table:table-row table:style-name="TableLine94779921860064">
          <table:table-cell table:style-name="Table1.A2" office:value-type="string">
            <text:p text:style-name="P17"><text:span text:style-name="Strong_20_Emphasis"><text:span text:style-name="T22">^</text:span></text:span></text:p>
          </table:table-cell>
          <table:table-cell table:style-name="Table1.B2" office:value-type="string">
            <text:p text:style-name="P15">It is used to match starting point of the line.</text:p>
          </table:table-cell>
        </table:table-row>
        <table:table-row table:style-name="TableLine94779921860064">
          <table:table-cell table:style-name="Table1.A3" office:value-type="string">
            <text:p text:style-name="P17"><text:span text:style-name="Strong_20_Emphasis"><text:span text:style-name="T22">$</text:span></text:span></text:p>
          </table:table-cell>
          <table:table-cell table:style-name="Table1.B3" office:value-type="string">
            <text:p text:style-name="P15">It is used to match terminating point of the line.</text:p>
          </table:table-cell>
        </table:table-row>
        <table:table-row table:style-name="TableLine94779921860064">
          <table:table-cell table:style-name="Table1.A4" office:value-type="string">
            <text:p text:style-name="P17"><text:span text:style-name="Strong_20_Emphasis"><text:span text:style-name="T22">.</text:span></text:span></text:p>
          </table:table-cell>
          <table:table-cell table:style-name="Table1.B4" office:value-type="string">
            <text:p text:style-name="P15">It is used to match any one character excluding the newline.</text:p>
          </table:table-cell>
        </table:table-row>
        <table:table-row table:style-name="TableLine94779921860064">
          <table:table-cell table:style-name="Table1.A5" office:value-type="string">
            <text:p text:style-name="P17"><text:span text:style-name="Strong_20_Emphasis"><text:span text:style-name="T23">[…]</text:span></text:span></text:p>
          </table:table-cell>
          <table:table-cell table:style-name="Table1.B5" office:value-type="string">
            <text:p text:style-name="P16">It is used to match any one character within the brackets.</text:p>
          </table:table-cell>
        </table:table-row>
        <table:table-row table:style-name="TableLine94779921860064">
          <table:table-cell table:style-name="Table1.A6" office:value-type="string">
            <text:p text:style-name="P17"><text:span text:style-name="Strong_20_Emphasis"><text:span text:style-name="T23">[^…]</text:span></text:span></text:p>
          </table:table-cell>
          <table:table-cell table:style-name="Table1.B6" office:value-type="string">
            <text:p text:style-name="P16">It is used to match any one character which is not in the brackets.</text:p>
          </table:table-cell>
        </table:table-row>
        <table:table-row table:style-name="TableLine94779921860064">
          <table:table-cell table:style-name="Table1.A7" office:value-type="string">
            <text:p text:style-name="P17"><text:span text:style-name="Strong_20_Emphasis"><text:span text:style-name="T22">\\A</text:span></text:span></text:p>
          </table:table-cell>
          <table:table-cell table:style-name="Table1.B7" office:value-type="string">
            <text:p text:style-name="P15">It is used to match starting point of the intact string.</text:p>
          </table:table-cell>
        </table:table-row>
        <table:table-row table:style-name="TableLine94779921860064">
          <table:table-cell table:style-name="Table1.A8" office:value-type="string">
            <text:p text:style-name="P17"><text:span text:style-name="Strong_20_Emphasis"><text:span text:style-name="T22">\\z</text:span></text:span></text:p>
          </table:table-cell>
          <table:table-cell table:style-name="Table1.B8" office:value-type="string">
            <text:p text:style-name="P15">It is used to match terminating point of the intact string.</text:p>
          </table:table-cell>
        </table:table-row>
        <table:table-row table:style-name="TableLine94779921860064">
          <table:table-cell table:style-name="Table1.A9" office:value-type="string">
            <text:p text:style-name="P17"><text:span text:style-name="Strong_20_Emphasis"><text:span text:style-name="T22">\\Z</text:span></text:span></text:p>
          </table:table-cell>
          <table:table-cell table:style-name="Table1.B9" office:value-type="string">
            <text:p text:style-name="P15">It is used to match end of the whole string excluding the new line, if it exists.</text:p>
          </table:table-cell>
        </table:table-row>
        <table:table-row table:style-name="TableLine94779921860064">
          <table:table-cell table:style-name="Table1.A10" office:value-type="string">
            <text:p text:style-name="P17"><text:span text:style-name="Strong_20_Emphasis"><text:span text:style-name="T22">re</text:span></text:span><text:span text:style-name="Strong_20_Emphasis"><text:span text:style-name="T23">*</text:span></text:span></text:p>
          </table:table-cell>
          <table:table-cell table:style-name="Table1.B10" office:value-type="string">
            <text:p text:style-name="P15">It is utilized to match zero or more appearances of the foregoing expressions.</text:p>
          </table:table-cell>
        </table:table-row>
        <table:table-row table:style-name="TableLine94779921860064">
          <table:table-cell table:style-name="Table1.A11" office:value-type="string">
            <text:p text:style-name="P17"><text:span text:style-name="Strong_20_Emphasis"><text:span text:style-name="T22">re</text:span></text:span><text:span text:style-name="Strong_20_Emphasis"><text:span text:style-name="T23">+</text:span></text:span></text:p>
          </table:table-cell>
          <table:table-cell table:style-name="Table1.B11" office:value-type="string">
            <text:p text:style-name="P15">It is used to match one or more of the foregoing expressions.</text:p>
          </table:table-cell>
        </table:table-row>
        <table:table-row table:style-name="TableLine94779921860064">
          <table:table-cell table:style-name="Table1.A12" office:value-type="string">
            <text:p text:style-name="P17"><text:span text:style-name="Strong_20_Emphasis"><text:span text:style-name="T22">re?</text:span></text:span></text:p>
          </table:table-cell>
          <table:table-cell table:style-name="Table1.B12" office:value-type="string">
            <text:p text:style-name="P15">It is used to match zero or one appearance of the foregoing expression.</text:p>
          </table:table-cell>
        </table:table-row>
        <table:table-row table:style-name="TableLine94779921860064">
          <table:table-cell table:style-name="Table1.A13" office:value-type="string">
            <text:p text:style-name="P17"><text:span text:style-name="Strong_20_Emphasis"><text:span text:style-name="T22">re{ n}</text:span></text:span></text:p>
          </table:table-cell>
          <table:table-cell table:style-name="Table1.B13" office:value-type="string">
            <text:p text:style-name="P15">It is used to matches precisely n number of appearances of the foregoing expression.</text:p>
          </table:table-cell>
        </table:table-row>
        <table:table-row table:style-name="TableLine94779921860064">
          <table:table-cell table:style-name="Table1.A14" office:value-type="string">
            <text:p text:style-name="P17"><text:span text:style-name="Strong_20_Emphasis"><text:span text:style-name="T22">re{ n, }</text:span></text:span></text:p>
          </table:table-cell>
          <table:table-cell table:style-name="Table1.B14" office:value-type="string">
            <text:p text:style-name="P15">It is used to match n or more appearances of the foregoing expression.</text:p>
          </table:table-cell>
        </table:table-row>
        <table:table-row table:style-name="TableLine94779921860064">
          <table:table-cell table:style-name="Table1.A15" office:value-type="string">
            <text:p text:style-name="P17"><text:span text:style-name="Strong_20_Emphasis"><text:span text:style-name="T22">re{ n, m}</text:span></text:span></text:p>
          </table:table-cell>
          <table:table-cell table:style-name="Table1.B15" office:value-type="string">
            <text:p text:style-name="P15">It is used to match at least n and at most m appearances of the foregoing expression.</text:p>
          </table:table-cell>
        </table:table-row>
        <text:soft-page-break/>
        <table:table-row table:style-name="TableLine94779921860064">
          <table:table-cell table:style-name="Table1.A16" office:value-type="string">
            <text:p text:style-name="P17"><text:span text:style-name="Strong_20_Emphasis"><text:span text:style-name="T22">q|r</text:span></text:span></text:p>
          </table:table-cell>
          <table:table-cell table:style-name="Table1.B16" office:value-type="string">
            <text:p text:style-name="P15">It is utilized to match either q or r.</text:p>
          </table:table-cell>
        </table:table-row>
        <table:table-row table:style-name="TableLine94779921860064">
          <table:table-cell table:style-name="Table1.A17" office:value-type="string">
            <text:p text:style-name="P17"><text:span text:style-name="Strong_20_Emphasis"><text:span text:style-name="T22">(re)</text:span></text:span></text:p>
          </table:table-cell>
          <table:table-cell table:style-name="Table1.B17" office:value-type="string">
            <text:p text:style-name="P15">It is utilized to group the Regular expressions and recollects the text that are matched.</text:p>
          </table:table-cell>
        </table:table-row>
        <table:table-row table:style-name="TableLine94779921860064">
          <table:table-cell table:style-name="Table1.A18" office:value-type="string">
            <text:p text:style-name="P17"><text:span text:style-name="Strong_20_Emphasis"><text:span text:style-name="T22">(?: re)</text:span></text:span></text:p>
          </table:table-cell>
          <table:table-cell table:style-name="Table1.B18" office:value-type="string">
            <text:p text:style-name="P15">It also groups the regular expressions but does not recollects the matched text.</text:p>
          </table:table-cell>
        </table:table-row>
        <table:table-row table:style-name="TableLine94779921860064">
          <table:table-cell table:style-name="Table1.A19" office:value-type="string">
            <text:p text:style-name="P17"><text:span text:style-name="Strong_20_Emphasis"><text:span text:style-name="T22">(?&gt; re)</text:span></text:span></text:p>
          </table:table-cell>
          <table:table-cell table:style-name="Table1.B19" office:value-type="string">
            <text:p text:style-name="P15">It is utilized to match self-reliant pattern in absence of backtracking.</text:p>
          </table:table-cell>
        </table:table-row>
        <table:table-row table:style-name="TableLine94779921860064">
          <table:table-cell table:style-name="Table1.A20" office:value-type="string">
            <text:p text:style-name="P17"><text:span text:style-name="Strong_20_Emphasis"><text:span text:style-name="T22">\\w</text:span></text:span></text:p>
          </table:table-cell>
          <table:table-cell table:style-name="Table1.B20" office:value-type="string">
            <text:p text:style-name="P15">It is used to match characters of the word.</text:p>
          </table:table-cell>
        </table:table-row>
        <table:table-row table:style-name="TableLine94779921860064">
          <table:table-cell table:style-name="Table1.A21" office:value-type="string">
            <text:p text:style-name="P17"><text:span text:style-name="Strong_20_Emphasis"><text:span text:style-name="T22">\\W</text:span></text:span></text:p>
          </table:table-cell>
          <table:table-cell table:style-name="Table1.B21" office:value-type="string">
            <text:p text:style-name="P15">It is used to match characters of the non-word.</text:p>
          </table:table-cell>
        </table:table-row>
        <table:table-row table:style-name="TableLine94779921860064">
          <table:table-cell table:style-name="Table1.A22" office:value-type="string">
            <text:p text:style-name="P17"><text:span text:style-name="Strong_20_Emphasis"><text:span text:style-name="T22">\\s</text:span></text:span></text:p>
          </table:table-cell>
          <table:table-cell table:style-name="Table1.B22" office:value-type="string">
            <text:p text:style-name="P15">It is utilized to match white spaces which are analogous to [\t\n\r\f].</text:p>
          </table:table-cell>
        </table:table-row>
        <table:table-row table:style-name="TableLine94779921860064">
          <table:table-cell table:style-name="Table1.A23" office:value-type="string">
            <text:p text:style-name="P17"><text:span text:style-name="Strong_20_Emphasis"><text:span text:style-name="T22">\\S</text:span></text:span></text:p>
          </table:table-cell>
          <table:table-cell table:style-name="Table1.B23" office:value-type="string">
            <text:p text:style-name="P15">It is used to match non-white spaces.</text:p>
          </table:table-cell>
        </table:table-row>
        <table:table-row table:style-name="TableLine94779921860064">
          <table:table-cell table:style-name="Table1.A24" office:value-type="string">
            <text:p text:style-name="P17"><text:span text:style-name="Strong_20_Emphasis"><text:span text:style-name="T22">\\d</text:span></text:span></text:p>
          </table:table-cell>
          <table:table-cell table:style-name="Table1.B24" office:value-type="string">
            <text:p text:style-name="P15">It is used to match the digits i.e, [0-9].</text:p>
          </table:table-cell>
        </table:table-row>
        <table:table-row table:style-name="TableLine94779921860064">
          <table:table-cell table:style-name="Table1.A25" office:value-type="string">
            <text:p text:style-name="P17"><text:span text:style-name="Strong_20_Emphasis"><text:span text:style-name="T22">\\D</text:span></text:span></text:p>
          </table:table-cell>
          <table:table-cell table:style-name="Table1.B25" office:value-type="string">
            <text:p text:style-name="P15">It is used to match non-digits.</text:p>
          </table:table-cell>
        </table:table-row>
        <table:table-row table:style-name="TableLine94779921860064">
          <table:table-cell table:style-name="Table1.A26" office:value-type="string">
            <text:p text:style-name="P17"><text:span text:style-name="Strong_20_Emphasis"><text:span text:style-name="T22">\\G</text:span></text:span></text:p>
          </table:table-cell>
          <table:table-cell table:style-name="Table1.B26" office:value-type="string">
            <text:p text:style-name="P15">It is used to match the point where the endmost match overs.</text:p>
          </table:table-cell>
        </table:table-row>
        <table:table-row table:style-name="TableLine94779921860064">
          <table:table-cell table:style-name="Table1.A27" office:value-type="string">
            <text:p text:style-name="P17"><text:span text:style-name="Strong_20_Emphasis"><text:span text:style-name="T22">\\n</text:span></text:span></text:p>
          </table:table-cell>
          <table:table-cell table:style-name="Table1.B27" office:value-type="string">
            <text:p text:style-name="P17"><text:span text:style-name="T21">It is used for back-reference to occupy group number </text:span><text:span text:style-name="Emphasis"><text:span text:style-name="T22">n</text:span></text:span><text:span text:style-name="T21">.</text:span></text:p>
          </table:table-cell>
        </table:table-row>
        <table:table-row table:style-name="TableLine94779921860064">
          <table:table-cell table:style-name="Table1.A28" office:value-type="string">
            <text:p text:style-name="P17"><text:span text:style-name="Strong_20_Emphasis"><text:span text:style-name="T22">\\b</text:span></text:span></text:p>
          </table:table-cell>
          <table:table-cell table:style-name="Table1.B28" office:value-type="string">
            <text:p text:style-name="P15">It is used to match the word frontiers when it is out of the brackets and matches the backspace when it is in the brackets.</text:p>
          </table:table-cell>
        </table:table-row>
        <table:table-row table:style-name="TableLine94779921860064">
          <table:table-cell table:style-name="Table1.A29" office:value-type="string">
            <text:p text:style-name="P17"><text:span text:style-name="Strong_20_Emphasis"><text:span text:style-name="T22">\\B</text:span></text:span></text:p>
          </table:table-cell>
          <table:table-cell table:style-name="Table1.B29" office:value-type="string">
            <text:p text:style-name="P15">It is used to match non-word frontiers.</text:p>
          </table:table-cell>
        </table:table-row>
        <table:table-row table:style-name="TableLine94779921860064">
          <table:table-cell table:style-name="Table1.A30" office:value-type="string">
            <text:p text:style-name="P17"><text:span text:style-name="Strong_20_Emphasis"><text:span text:style-name="T22">\\n, \\t, etc.</text:span></text:span></text:p>
          </table:table-cell>
          <table:table-cell table:style-name="Table1.B30" office:value-type="string">
            <text:p text:style-name="P15">It is used to match the newlines, tabs, etc.</text:p>
          </table:table-cell>
        </table:table-row>
        <table:table-row table:style-name="TableLine94779921860064">
          <table:table-cell table:style-name="Table1.A31" office:value-type="string">
            <text:p text:style-name="P17"><text:span text:style-name="Strong_20_Emphasis"><text:span text:style-name="T22">\\Q</text:span></text:span></text:p>
          </table:table-cell>
          <table:table-cell table:style-name="Table1.B31" office:value-type="string">
            <text:p text:style-name="P15">It is used to escape (quote) each of the characters till \\E.</text:p>
          </table:table-cell>
        </table:table-row>
        <table:table-row table:style-name="TableLine94779921860064">
          <table:table-cell table:style-name="Table1.A32" office:value-type="string">
            <text:p text:style-name="P17"><text:span text:style-name="Strong_20_Emphasis"><text:span text:style-name="T22">\\E</text:span></text:span></text:p>
          </table:table-cell>
          <table:table-cell table:style-name="Table1.B32" office:value-type="string">
            <text:p text:style-name="P18">It is used in ends quoting starting with \\Q.</text:p>
          </table:table-cell>
        </table:table-row>
      </table:table>
      <text:p text:style-name="P38"/>
      <text:p text:style-name="P38"/>
      <text:p text:style-name="P38"/>
      <text:p text:style-name="P38"/>
      <text:p text:style-name="P38"><text:soft-page-break/>Intermediate Stage:</text:p>
      <text:p text:style-name="P39">Example 1:</text:p>
      <text:p text:style-name="P29">scala&gt; <text:span text:style-name="T15">val stringToFind = "Hello i'm Able to do it, abl11 able able0"</text:span></text:p>
      <text:p text:style-name="P29">val stringToFind: String = Hello i'm Able to do it, abl11 able able0</text:p>
      <text:p text:style-name="P29"><text:s text:c="149"/></text:p>
      <text:p text:style-name="P29">scala&gt; <text:span text:style-name="T15">val pattern = "abl[ae]\\d</text:span><text:span text:style-name="T16">+</text:span><text:span text:style-name="T15">".r </text:span>//<text:span text:style-name="T6">abl and </text:span><text:span text:style-name="T9">(</text:span><text:span text:style-name="T6">a or e</text:span><text:span text:style-name="T9">)</text:span><text:span text:style-name="T6">, \\d means digit, + one or more</text:span></text:p>
      <text:p text:style-name="P29">val pattern: scala.util.matching.Regex = abl[ae]\d+</text:p>
      <text:p text:style-name="P29"><text:s text:c="80"/></text:p>
      <text:p text:style-name="P29">scala&gt; <text:span text:style-name="T15">pattern findAllIn stringToFind toArray</text:span></text:p>
      <text:p text:style-name="P29">val res4: Array[String] = Array(able0)</text:p>
      <text:p text:style-name="P29"><text:s text:c="80"/></text:p>
      <text:p text:style-name="P29">scala&gt; <text:span text:style-name="T15">val pattern = "abl[ae]\\d*".r </text:span></text:p>
      <text:p text:style-name="P29">val pattern: scala.util.matching.Regex = abl[ae]\d*</text:p>
      <text:p text:style-name="P29"><text:s text:c="80"/></text:p>
      <text:p text:style-name="P29">scala&gt; <text:span text:style-name="T15">pattern findAllIn stringToFind toArray</text:span></text:p>
      <text:p text:style-name="P29">val res5: Array[String] = Array(able, able0)</text:p>
      <text:p text:style-name="P29"><text:s text:c="80"/></text:p>
      <text:p text:style-name="P29">scala&gt; <text:span text:style-name="T15">val pattern = "[aA]bl[ae]\\d*".r</text:span></text:p>
      <text:p text:style-name="P29">val pattern: scala.util.matching.Regex = [aA]bl[ae]\d*</text:p>
      <text:p text:style-name="P29"><text:s text:c="80"/></text:p>
      <text:p text:style-name="P29">scala&gt; <text:span text:style-name="T15">pattern findAllIn stringToFind toArray</text:span></text:p>
      <text:p text:style-name="P29">val res6: Array[String] = Array(Able, able, able0)</text:p>
      <text:p text:style-name="P30"><text:s text:c="76"/></text:p>
      <text:p text:style-name="P39">Example 2:</text:p>
      <text:p text:style-name="P30">scala&gt; <text:span text:style-name="T15">import scala.util.matching.Regex </text:span>// <text:span text:style-name="T24">to create object of Regex</text:span></text:p>
      <text:p text:style-name="P30"><text:s text:c="80"/></text:p>
      <text:p text:style-name="P30">scala&gt; <text:span text:style-name="T15">import scala.language.postfixOps </text:span>// <text:span text:style-name="T24">to enable postfix operation in scala</text:span></text:p>
      <text:p text:style-name="P30"><text:s text:c="80"/></text:p>
      <text:p text:style-name="P30">scala&gt; <text:span text:style-name="T15">val pattern = "(-)?(\\d)(\\.\\d*)?".r </text:span></text:p>
      <text:p text:style-name="P30">// <text:span text:style-name="T24">1</text:span><text:span text:style-name="T25">st</text:span><text:span text:style-name="T24"> char {(-)} -ve and optional</text:span></text:p>
      <text:p text:style-name="P30">//<text:span text:style-name="T24">2nd char {(\\d)} means number</text:span></text:p>
      <text:p text:style-name="P30">//<text:span text:style-name="T24">3rd char (\\.) means point and (\\d) means number followed by * which means 0 or more</text:span></text:p>
      <text:p text:style-name="P30">// ? <text:span text:style-name="T24">at the end indicate that 3</text:span><text:span text:style-name="T25">rd</text:span><text:span text:style-name="T24"> char is optional </text:span></text:p>
      <text:p text:style-name="P30">val pattern: scala.util.matching.Regex = (-)?(\d)(\.\d*)?</text:p>
      <text:p text:style-name="P30"><text:soft-page-break/><text:s text:c="80"/></text:p>
      <text:p text:style-name="P30">scala&gt; <text:span text:style-name="T15">val stringToFind = "-1.5 into 4 is -6"</text:span></text:p>
      <text:p text:style-name="P30">val stringToFind: String = -1.5 into 4 is -6</text:p>
      <text:p text:style-name="P30"><text:s text:c="80"/></text:p>
      <text:p text:style-name="P30">scala&gt; <text:span text:style-name="T15">pattern findAllIn stringToFind toArray</text:span></text:p>
      <text:p text:style-name="P30">val res0: Array[String] = Array(-1.5, 4, -6) <text:s text:c="3"/></text:p>
      <text:p text:style-name="P30"/>
      <text:p text:style-name="P30">scala&gt; <text:span text:style-name="T15">val stringToFind = "-1.5 <text:s/>plus <text:s/>4 is 2.5"</text:span></text:p>
      <text:p text:style-name="P30">val stringToFind: String = -1.5 <text:s/>plus <text:s/>4 is 2.5</text:p>
      <text:p text:style-name="P30"><text:s text:c="80"/></text:p>
      <text:p text:style-name="P30">scala&gt; <text:span text:style-name="T15">pattern findAllIn stringToFind toArray</text:span></text:p>
      <text:p text:style-name="P30">val res1: Array[String] = Array(-1.5, 4, 2.5)</text:p>
      <text:p text:style-name="P31"><text:span text:style-name="T28"><text:s text:c="2"/></text:span><text:span text:style-name="T29">OR</text:span><text:span text:style-name="T28"> <text:s text:c="2"/></text:span><text:s text:c="2"/></text:p>
      <text:p text:style-name="P34"><text:span text:style-name="T27">why double slash??</text:span></text:p>
      <text:p text:style-name="P31"><text:span text:style-name="T27">cuz single slash means escape character, if we don’t want to to that thenuse 3 inverted commas, as in multiline comment</text:span> <text:s text:c="107"/></text:p>
      <text:p text:style-name="P31">scala&gt; <text:span text:style-name="T15">val pattern = </text:span><text:span text:style-name="T16">"""</text:span><text:span text:style-name="T15">(-)?(\d)(\.\d*)?</text:span><text:span text:style-name="T16">"""</text:span><text:span text:style-name="T15">.r</text:span></text:p>
      <text:p text:style-name="P31">val pattern: scala.util.matching.Regex = (-)?(\d)(\.\d*)?</text:p>
      <text:p text:style-name="P31"><text:s text:c="80"/></text:p>
      <text:p text:style-name="P31">scala&gt; <text:span text:style-name="T15">val stringToFind = "-1.5 into 4 is -6"</text:span></text:p>
      <text:p text:style-name="P31">val stringToFind: String = -1.5 into 4 is -6</text:p>
      <text:p text:style-name="P31"><text:s text:c="76"/></text:p>
      <text:p text:style-name="P31">scala&gt; <text:span text:style-name="T15">pattern findAllIn stringToFind toArray</text:span></text:p>
      <text:p text:style-name="P31">val res0: Array[String] = Array(-1.5, 4, -6)</text:p>
      <text:p text:style-name="P32"><text:s text:c="17"/></text:p>
      <text:p text:style-name="P33"><text:span text:style-name="T27">Example </text:span>3. More difficult example by extracting the value from regular expression</text:p>
      <text:p text:style-name="P32"><text:s text:c="80"/></text:p>
      <text:p text:style-name="P32"><text:span text:style-name="T30">s</text:span>cala&gt; v<text:span text:style-name="T15">al Decimal = """(-)?(\d)(\.\d*)?""".r</text:span></text:p>
      <text:p text:style-name="P32">val Decimal: scala.util.matching.Regex = (-)?(\d)(\.\d*)?</text:p>
      <text:p text:style-name="P32"><text:s text:c="80"/></text:p>
      <text:p text:style-name="P32">scala&gt; <text:span text:style-name="T15">val Decimal(sign, integrepart, decimalpart) = "-1.23"</text:span></text:p>
      <text:p text:style-name="P32">val sign: String = -</text:p>
      <text:p text:style-name="P32">val integrepart: String = 1</text:p>
      <text:p text:style-name="P32">val decimalpart: String = .23</text:p>
      <text:p text:style-name="P32"><text:s text:c="80"/></text:p>
      <text:p text:style-name="P32"><text:soft-page-break/>scala&gt; <text:span text:style-name="T15">val stringToFind = "-1.5 into 4 is -6"</text:span></text:p>
      <text:p text:style-name="P32">val stringToFind: String = -1.5 into 4 is -6</text:p>
      <text:p text:style-name="P32"><text:s text:c="80"/></text:p>
      <text:p text:style-name="P32">scala&gt;<text:span text:style-name="T15"> for (Decimal(sign, integerpart, decimalpart) &lt;- Decimal findAllIn stringToFind)</text:span></text:p>
      <text:p text:style-name="P32"><text:span text:style-name="T15"><text:s text:c="5"/>| println("Sign is " + sign + " Integer part is "+ integerpart + " Decimal part is " + decimalpart)</text:span></text:p>
      <text:p text:style-name="P32">Sign is - Integer part is 1 Decimal part is .5</text:p>
      <text:p text:style-name="P32">Sign is null Integer part is 4 Decimal part is null</text:p>
      <text:p text:style-name="P32">Sign is - Integer part is 6 Decimal part is null</text:p>
      <text:p text:style-name="P32"><text:span text:style-name="T15"><text:s text:c="80"/></text:span></text:p>
      <text:p text:style-name="P32">scala&gt;<text:span text:style-name="T15"> val stringToFind = "-1.5 <text:s/>plus <text:s/>4 is 2.5"</text:span></text:p>
      <text:p text:style-name="P32">val stringToFind: String = -1.5 <text:s/>plus <text:s/>4 is 2.5</text:p>
      <text:p text:style-name="P32"><text:span text:style-name="T15"><text:s text:c="80"/></text:span></text:p>
      <text:p text:style-name="P32">scala&gt;<text:span text:style-name="T15"> for (Decimal(sign, integerpart, decimalpart) &lt;- Decimal findAllIn stringToFind)</text:span></text:p>
      <text:p text:style-name="P32"><text:span text:style-name="T15"><text:s text:c="5"/>| println("Sign is " + sign + " Integer part is "+ integerpart + " Decimal part is " + decimalpart)</text:span></text:p>
      <text:p text:style-name="P32">Sign is - Integer part is 1 Decimal part is .5</text:p>
      <text:p text:style-name="P32">Sign is null Integer part is 4 Decimal part is null</text:p>
      <text:p text:style-name="P32">Sign is null Integer part is 2 Decimal part is .5</text:p>
      <text:p text:style-name="P32"><text:s text:c="19"/><text:span text:style-name="T15"><text:s text:c="61"/></text:span></text:p>
      <text:p text:style-name="P32"><text:span text:style-name="T15">scala&gt; </text:span></text:p>
      <text:p text:style-name="P32">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6:22:53.876200878</meta:creation-date>
    <dc:date>2022-04-19T18:38:52.015531402</dc:date>
    <meta:editing-duration>PT37M26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10" meta:paragraph-count="316" meta:word-count="1694" meta:character-count="15447" meta:non-whitespace-character-count="8802"/>
  </office:meta>
</office:document-meta>
</file>